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17.394cm"/>
    </style:style>
    <style:style style:name="co4" style:family="table-column">
      <style:table-column-properties fo:break-before="auto" style:column-width="19.662cm"/>
    </style:style>
    <style:style style:name="co5" style:family="table-column">
      <style:table-column-properties fo:break-before="auto" style:column-width="16.979cm"/>
    </style:style>
    <style:style style:name="co6" style:family="table-column">
      <style:table-column-properties fo:break-before="auto" style:column-width="17.422cm"/>
    </style:style>
    <style:style style:name="co7" style:family="table-column">
      <style:table-column-properties fo:break-before="auto" style:column-width="11.6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/>
    </style:style>
    <style:style style:name="ce3" style:family="table-cell" style:parent-style-name="Default">
      <style:table-cell-properties fo:background-color="#80808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ru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es</text:p>
          </table:table-cell>
        </table:table-row>
        <table:table-row table:style-name="ro1">
          <table:table-cell table:style-name="ce2" office:value-type="string">
            <text:p>#\layouts\4_wind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4 Winds</text:p>
          </table:table-cell>
          <table:table-cell office:value-type="string">
            <text:p>4 крыла</text:p>
          </table:table-cell>
          <table:table-cell office:value-type="string">
            <text:p>Vier Winde</text:p>
          </table:table-cell>
          <table:table-cell office:value-type="string">
            <text:p>Les 4 vents</text:p>
          </table:table-cell>
          <table:table-cell office:value-type="string">
            <text:p>4 viento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sembling a fortress</text:p>
          </table:table-cell>
          <table:table-cell office:value-type="string">
            <text:p>Раскладка, похожая на крепость</text:p>
          </table:table-cell>
          <table:table-cell office:value-type="string">
            <text:p>Ein Design, das einer Festung ähnelt.</text:p>
          </table:table-cell>
          <table:table-cell office:value-type="string">
            <text:p>Une forme de forteresse</text:p>
          </table:table-cell>
          <table:table-cell office:value-type="string">
            <text:p>Un diseño que se asemeja a una fortalez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Vi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i</text:p>
          </table:table-cell>
          <table:table-cell office:value-type="string">
            <text:p>Vi</text:p>
          </table:table-cell>
          <table:table-cell office:value-type="string">
            <text:p>Vi</text:p>
          </table:table-cell>
          <table:table-cell office:value-type="string">
            <text:p>V</text:p>
          </table:table-cell>
          <table:table-cell office:value-type="string">
            <text:p>Uv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V-shaped layout with thick lower corners</text:p>
          </table:table-cell>
          <table:table-cell table:style-name="ce5"/>
          <table:table-cell office:value-type="string">
            <text:p>Ein V-förmiges Design mit dicken unteren Ecken.</text:p>
          </table:table-cell>
          <table:table-cell office:value-type="string">
            <text:p>La forme d'un V avec des bords élargis en bas</text:p>
          </table:table-cell>
          <table:table-cell office:value-type="string">
            <text:p>Un diseño en forma de V con gruesos ángulos inferio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X_shaped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X-shaped</text:p>
          </table:table-cell>
          <table:table-cell office:value-type="string">
            <text:p>Х-образный</text:p>
          </table:table-cell>
          <table:table-cell office:value-type="string">
            <text:p>X-förmig</text:p>
          </table:table-cell>
          <table:table-cell office:value-type="string">
            <text:p>Forme X</text:p>
          </table:table-cell>
          <table:table-cell office:value-type="string">
            <text:p>En forma de X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rge letter X made of mahjongg tiles</text:p>
          </table:table-cell>
          <table:table-cell table:style-name="ce5"/>
          <table:table-cell office:value-type="string">
            <text:p>Das große X aus Mahjongg-Spielsteinen.</text:p>
          </table:table-cell>
          <table:table-cell office:value-type="string">
            <text:p>Une grande lettre X faite avec des tuiles Mahjongg</text:p>
          </table:table-cell>
          <table:table-cell office:value-type="string">
            <text:p>Una gran letra X hecha de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lie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lien</text:p>
          </table:table-cell>
          <table:table-cell office:value-type="string">
            <text:p>Чужой</text:p>
          </table:table-cell>
          <table:table-cell office:value-type="string">
            <text:p>Außerirdischer</text:p>
          </table:table-cell>
          <table:table-cell office:value-type="string">
            <text:p>Extra-terrestre</text:p>
          </table:table-cell>
          <table:table-cell office:value-type="string">
            <text:p>Alien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humanoid made up of Mahjongg tiles</text:p>
          </table:table-cell>
          <table:table-cell office:value-type="string">
            <text:p>Похоже, что плитки расставляли гуманоиды</text:p>
          </table:table-cell>
          <table:table-cell office:value-type="string">
            <text:p>Ein menschenähnliches Wesen aus Mahjongg-Spielsteinen.</text:p>
          </table:table-cell>
          <table:table-cell office:value-type="string">
            <text:p>Graphisme inspiré des tuiles faites à la main du Mahjongg</text:p>
          </table:table-cell>
          <table:table-cell office:value-type="string">
            <text:p>Humanoide hecho de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lta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ltar</text:p>
          </table:table-cell>
          <table:table-cell office:value-type="string">
            <text:p>Алтарь</text:p>
          </table:table-cell>
          <table:table-cell office:value-type="string">
            <text:p>Altar</text:p>
          </table:table-cell>
          <table:table-cell office:value-type="string">
            <text:p>Altar</text:p>
          </table:table-cell>
          <table:table-cell office:value-type="string">
            <text:p>Altar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elevated surface with stairs and columns aside</text:p>
          </table:table-cell>
          <table:table-cell office:value-type="string">
            <text:p>Пьедестал со ступеньками и столбики в углах</text:p>
          </table:table-cell>
          <table:table-cell office:value-type="string">
            <text:p>Eine erhöhte Fläche mit Treppen und seitlichen Säulen.</text:p>
          </table:table-cell>
          <table:table-cell office:value-type="string">
            <text:p>Une surface élevée avec des étages et des colonnes à part</text:p>
          </table:table-cell>
          <table:table-cell office:value-type="string">
            <text:p>Una superficie elevada con escaleras y columnas a los lado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rena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rena</text:p>
          </table:table-cell>
          <table:table-cell office:value-type="string">
            <text:p>Арена</text:p>
          </table:table-cell>
          <table:table-cell office:value-type="string">
            <text:p>Arena</text:p>
          </table:table-cell>
          <table:table-cell office:value-type="string">
            <text:p>Arène</text:p>
          </table:table-cell>
          <table:table-cell office:value-type="string">
            <text:p>Campo de batal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ircular-aligned seats around a performance area</text:p>
          </table:table-cell>
          <table:table-cell office:value-type="string">
            <text:p>Зрительные места вокруг арены</text:p>
          </table:table-cell>
          <table:table-cell office:value-type="string">
            <text:p>Kreisförmig-angeordnete Sitze um eine Vorführ-Fläche.</text:p>
          </table:table-cell>
          <table:table-cell office:value-type="string">
            <text:p>Des places alignées de façon circulaire autour d'une zone</text:p>
          </table:table-cell>
          <table:table-cell office:value-type="string">
            <text:p>Asientos distribuidos en círculo alrededor de un área de representación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rrow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rrow</text:p>
          </table:table-cell>
          <table:table-cell office:value-type="string">
            <text:p>Стрела</text:p>
          </table:table-cell>
          <table:table-cell office:value-type="string">
            <text:p>Pfeil</text:p>
          </table:table-cell>
          <table:table-cell office:value-type="string">
            <text:p>Flèche</text:p>
          </table:table-cell>
          <table:table-cell office:value-type="string">
            <text:p>Flech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big arrow pointing in the right direction</text:p>
          </table:table-cell>
          <table:table-cell office:value-type="string">
            <text:p>Большая стрела, указывающая направо</text:p>
          </table:table-cell>
          <table:table-cell office:value-type="string">
            <text:p>Ein großer, nach rechts zeigender Pfeil.</text:p>
          </table:table-cell>
          <table:table-cell office:value-type="string">
            <text:p>Une grosse flèche pointant vers la droite</text:p>
          </table:table-cell>
          <table:table-cell office:value-type="string">
            <text:p>Una gran flecha que apunta en la dirección correc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tlanti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tlantis</text:p>
          </table:table-cell>
          <table:table-cell office:value-type="string">
            <text:p>Атлантида</text:p>
          </table:table-cell>
          <table:table-cell office:value-type="string">
            <text:p>Atlantis</text:p>
          </table:table-cell>
          <table:table-cell office:value-type="string">
            <text:p>Atlantis</text:p>
          </table:table-cell>
          <table:table-cell office:value-type="string">
            <text:p>Atlanti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he starship-city from Stargate Atlantis</text:p>
          </table:table-cell>
          <table:table-cell office:value-type="string">
            <text:p>Корабль-город из сериала «Звёздные врата: Атлантида»</text:p>
          </table:table-cell>
          <table:table-cell office:value-type="string">
            <text:p>Ein Sternenschiff aus Stargate Atlantis.</text:p>
          </table:table-cell>
          <table:table-cell office:value-type="string">
            <text:p>La cité stellaire de Stargate Atlantis</text:p>
          </table:table-cell>
          <table:table-cell office:value-type="string">
            <text:p>La nave-ciudad de Stargate Atlanti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ztec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ztec</text:p>
          </table:table-cell>
          <table:table-cell office:value-type="string">
            <text:p>Ацтек</text:p>
          </table:table-cell>
          <table:table-cell office:value-type="string">
            <text:p>Azteke</text:p>
          </table:table-cell>
          <table:table-cell office:value-type="string">
            <text:p>Aztèque</text:p>
          </table:table-cell>
          <table:table-cell office:value-type="string">
            <text:p>Aztec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sembling Aztec buildings</text:p>
          </table:table-cell>
          <table:table-cell office:value-type="string">
            <text:p>Раскладка, похожая на строения ацтеков</text:p>
          </table:table-cell>
          <table:table-cell office:value-type="string">
            <text:p>Ein Design, das einem aztekischen Bauwerk ähnelt.</text:p>
          </table:table-cell>
          <table:table-cell office:value-type="string">
            <text:p>Une forme similaire aux bâtiments Aztèques</text:p>
          </table:table-cell>
          <table:table-cell office:value-type="string">
            <text:p>Un diseño que se asemeja a una construcción aztec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balanc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Balance</text:p>
          </table:table-cell>
          <table:table-cell office:value-type="string">
            <text:p>Баланс</text:p>
          </table:table-cell>
          <table:table-cell office:value-type="string">
            <text:p>Waage</text:p>
          </table:table-cell>
          <table:table-cell office:value-type="string">
            <text:p>Balance</text:p>
          </table:table-cell>
          <table:table-cell office:value-type="string">
            <text:p>Equilibri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ime to weight every decision carefully!</text:p>
          </table:table-cell>
          <table:table-cell office:value-type="string">
            <text:p>Время для тщательного взвешивания каждого решения!</text:p>
          </table:table-cell>
          <table:table-cell office:value-type="string">
            <text:p>Zeit für das sichere Abwägen der Entscheidungen.</text:p>
          </table:table-cell>
          <table:table-cell office:value-type="string">
            <text:p>Il est temps de peser chaque décision avec attention !</text:p>
          </table:table-cell>
          <table:table-cell office:value-type="string">
            <text:p>¡Hora de sopesar cada decisión con cuidado!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bat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Bat</text:p>
          </table:table-cell>
          <table:table-cell office:value-type="string">
            <text:p>Летучая мышь</text:p>
          </table:table-cell>
          <table:table-cell office:value-type="string">
            <text:p>Fledermaus</text:p>
          </table:table-cell>
          <table:table-cell office:value-type="string">
            <text:p>Chauve-souris</text:p>
          </table:table-cell>
          <table:table-cell office:value-type="string">
            <text:p>Murciélag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bat-shaped layout</text:p>
          </table:table-cell>
          <table:table-cell office:value-type="string">
            <text:p>Раскладка в виде летучей мыши</text:p>
          </table:table-cell>
          <table:table-cell office:value-type="string">
            <text:p>Ein fledermaus-ähnliches Design.</text:p>
          </table:table-cell>
          <table:table-cell office:value-type="string">
            <text:p>Forme d'une chauve-souris</text:p>
          </table:table-cell>
          <table:table-cell office:value-type="string">
            <text:p>Un diseño en forma de murciélag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bug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Bug</text:p>
          </table:table-cell>
          <table:table-cell office:value-type="string">
            <text:p>Жук</text:p>
          </table:table-cell>
          <table:table-cell office:value-type="string">
            <text:p>Wanze</text:p>
          </table:table-cell>
          <table:table-cell office:value-type="string">
            <text:p>Insecte</text:p>
          </table:table-cell>
          <table:table-cell office:value-type="string">
            <text:p>Bich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he bug. Let us take it apart!</text:p>
          </table:table-cell>
          <table:table-cell office:value-type="string">
            <text:p>Жук. Оставьте нас в стороне!</text:p>
          </table:table-cell>
          <table:table-cell office:value-type="string">
            <text:p>Entfernen Sie die Wanze.</text:p>
          </table:table-cell>
          <table:table-cell office:value-type="string">
            <text:p>L'insecte. Essayons de l'éloigner !</text:p>
          </table:table-cell>
          <table:table-cell office:value-type="string">
            <text:p>El bicho. ¡Desmontémoslo!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butterfly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Butterfly</text:p>
          </table:table-cell>
          <table:table-cell office:value-type="string">
            <text:p>Бабочка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ast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astle</text:p>
          </table:table-cell>
          <table:table-cell office:value-type="string">
            <text:p>Замок</text:p>
          </table:table-cell>
          <table:table-cell office:value-type="string">
            <text:p>Burg</text:p>
          </table:table-cell>
          <table:table-cell office:value-type="string">
            <text:p>Chateau</text:p>
          </table:table-cell>
          <table:table-cell office:value-type="string">
            <text:p>Castill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ista-styled castle layout</text:p>
          </table:table-cell>
          <table:table-cell office:value-type="string">
            <text:p>Раскладка замка</text:p>
          </table:table-cell>
          <table:table-cell office:value-type="string">
            <text:p>Eine Burg im Vista-Stil.</text:p>
          </table:table-cell>
          <table:table-cell office:value-type="string">
            <text:p>Forme d'un chateau dans le style Vista</text:p>
          </table:table-cell>
          <table:table-cell office:value-type="string">
            <text:p>Diseño en forma de castillo estilo Vis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lchark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astle2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astle View</text:p>
          </table:table-cell>
          <table:table-cell office:value-type="string">
            <text:p>Вид на замок</text:p>
          </table:table-cell>
          <table:table-cell office:value-type="string">
            <text:p>Burgansicht</text:p>
          </table:table-cell>
          <table:table-cell office:value-type="string">
            <text:p>Vue d'un chateau</text:p>
          </table:table-cell>
          <table:table-cell office:value-type="string">
            <text:p>Vista de castill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castle as viewed from one side</text:p>
          </table:table-cell>
          <table:table-cell office:value-type="string">
            <text:p>Замок, показанный с одной стороны</text:p>
          </table:table-cell>
          <table:table-cell office:value-type="string">
            <text:p>Eine Burg von der Seite betrachtet.</text:p>
          </table:table-cell>
          <table:table-cell office:value-type="string">
            <text:p>Un chateau vu de côté</text:p>
          </table:table-cell>
          <table:table-cell office:value-type="string">
            <text:p>Un castillo visto por un lad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at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at</text:p>
          </table:table-cell>
          <table:table-cell office:value-type="string">
            <text:p>Кот</text:p>
          </table:table-cell>
          <table:table-cell office:value-type="string">
            <text:p>Katze</text:p>
          </table:table-cell>
          <table:table-cell office:value-type="string">
            <text:p>Chat</text:p>
          </table:table-cell>
          <table:table-cell office:value-type="string">
            <text:p>Gat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ista-styled cat layout</text:p>
          </table:table-cell>
          <table:table-cell office:value-type="string">
            <text:p>Раскладка в виде кота</text:p>
          </table:table-cell>
          <table:table-cell office:value-type="string">
            <text:p>Eine Katze im Vista-Stil.</text:p>
          </table:table-cell>
          <table:table-cell office:value-type="string">
            <text:p>Forme d'un chat dans le style Vista</text:p>
          </table:table-cell>
          <table:table-cell office:value-type="string">
            <text:p>Diseño en forma de gato estilo Vis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lchark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hain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hains</text:p>
          </table:table-cell>
          <table:table-cell office:value-type="string">
            <text:p>Цепи</text:p>
          </table:table-cell>
          <table:table-cell office:value-type="string">
            <text:p>Ketten</text:p>
          </table:table-cell>
          <table:table-cell office:value-type="string">
            <text:p>Chaînes</text:p>
          </table:table-cell>
          <table:table-cell office:value-type="string">
            <text:p>Cadena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Four chains making up a single structure</text:p>
          </table:table-cell>
          <table:table-cell office:value-type="string">
            <text:p>Четыре цепи создают единую структуру</text:p>
          </table:table-cell>
          <table:table-cell office:value-type="string">
            <text:p>Ein Gebilde aus vier Ketten.</text:p>
          </table:table-cell>
          <table:table-cell office:value-type="string">
            <text:p>Quatre chaînes formant une seule structure</text:p>
          </table:table-cell>
          <table:table-cell office:value-type="string">
            <text:p>Cuatro cadenas que forman una única estructur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heckered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heckered</text:p>
          </table:table-cell>
          <table:table-cell office:value-type="string">
            <text:p>В клеточку</text:p>
          </table:table-cell>
          <table:table-cell office:value-type="string">
            <text:p>Schachbrett</text:p>
          </table:table-cell>
          <table:table-cell office:value-type="string">
            <text:p>En échiquier</text:p>
          </table:table-cell>
          <table:table-cell office:value-type="string">
            <text:p>A cuadro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What if the chess board was not square?</text:p>
          </table:table-cell>
          <table:table-cell office:value-type="string">
            <text:p>Ну и что, если шахматная доска не квадратная?</text:p>
          </table:table-cell>
          <table:table-cell office:value-type="string">
            <text:p>Ein nicht ganz quadratisches Schachbrett.</text:p>
          </table:table-cell>
          <table:table-cell office:value-type="string">
            <text:p>Que faire si le plateau d'échec n'était pas un carré ?</text:p>
          </table:table-cell>
          <table:table-cell office:value-type="string">
            <text:p>¿Qué ocurriría si el tablero de ajedrez no fuera cuadrado?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hip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hip</text:p>
          </table:table-cell>
          <table:table-cell office:value-type="string">
            <text:p>Матрица</text:p>
          </table:table-cell>
          <table:table-cell office:value-type="string">
            <text:p>Baustein</text:p>
          </table:table-cell>
          <table:table-cell office:value-type="string">
            <text:p>Puce électronique</text:p>
          </table:table-cell>
          <table:table-cell office:value-type="string">
            <text:p>Chip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electronic component with many connectors</text:p>
          </table:table-cell>
          <table:table-cell office:value-type="string">
            <text:p>Электронный компонент с соединителями</text:p>
          </table:table-cell>
          <table:table-cell office:value-type="string">
            <text:p>Ein elektronischer Baustein mit vielen Anschlüssen.</text:p>
          </table:table-cell>
          <table:table-cell office:value-type="string">
            <text:p>Une puce électronique avec de nombreuses pattes</text:p>
          </table:table-cell>
          <table:table-cell office:value-type="string">
            <text:p>Un componente electrónico con muchos conecto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lub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lubs</text:p>
          </table:table-cell>
          <table:table-cell office:value-type="string">
            <text:p>Трефы</text:p>
          </table:table-cell>
          <table:table-cell office:value-type="string">
            <text:p>Kreuz</text:p>
          </table:table-cell>
          <table:table-cell office:value-type="string">
            <text:p>Trèfle</text:p>
          </table:table-cell>
          <table:table-cell office:value-type="string">
            <text:p>Trébole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sembling a multitude of card clubs</text:p>
          </table:table-cell>
          <table:table-cell office:value-type="string">
            <text:p>Раскладка, повторяющая множество треф из карт</text:p>
          </table:table-cell>
          <table:table-cell office:value-type="string">
            <text:p>Dieses Design zeigt mehrere Kreuzkarten.</text:p>
          </table:table-cell>
          <table:table-cell office:value-type="string">
            <text:p>Une forme de trèfle</text:p>
          </table:table-cell>
          <table:table-cell office:value-type="string">
            <text:p>Un diseño que se parece a una multitud de tréboles de cart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olumn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olumns</text:p>
          </table:table-cell>
          <table:table-cell office:value-type="string">
            <text:p>Столбики</text:p>
          </table:table-cell>
          <table:table-cell office:value-type="string">
            <text:p>Säulen</text:p>
          </table:table-cell>
          <table:table-cell office:value-type="string">
            <text:p>Colonnes</text:p>
          </table:table-cell>
          <table:table-cell office:value-type="string">
            <text:p>Columna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circular arena covered with columns of varying height</text:p>
          </table:table-cell>
          <table:table-cell office:value-type="string">
            <text:p>Круглая арена, покрытая столбиками различной высоты</text:p>
          </table:table-cell>
          <table:table-cell office:value-type="string">
            <text:p>Eine kreisförmige Fläche mit unterschiedlich hohen Säulen.</text:p>
          </table:table-cell>
          <table:table-cell office:value-type="string">
            <text:p>Une arène circulaire couvertes de colonnes de tailles variées</text:p>
          </table:table-cell>
          <table:table-cell office:value-type="string">
            <text:p>Un estadio circular cubierto con columnas de altura variabl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rab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rab</text:p>
          </table:table-cell>
          <table:table-cell office:value-type="string">
            <text:p>Краб</text:p>
          </table:table-cell>
          <table:table-cell office:value-type="string">
            <text:p>Krabbe</text:p>
          </table:table-cell>
          <table:table-cell office:value-type="string">
            <text:p>Crabe</text:p>
          </table:table-cell>
          <table:table-cell office:value-type="string">
            <text:p>Cangrej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ista-styled crab layout</text:p>
          </table:table-cell>
          <table:table-cell office:value-type="string">
            <text:p>Раскладка в виде краба</text:p>
          </table:table-cell>
          <table:table-cell office:value-type="string">
            <text:p>Eine Krabbe im Vista-Stil.</text:p>
          </table:table-cell>
          <table:table-cell office:value-type="string">
            <text:p>Forme d'un crabe dans le style Vista</text:p>
          </table:table-cell>
          <table:table-cell office:value-type="string">
            <text:p>Diseño en forma de cangrejo estilo Vis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lchark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ros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ross</text:p>
          </table:table-cell>
          <table:table-cell office:value-type="string">
            <text:p>Крест</text:p>
          </table:table-cell>
          <table:table-cell office:value-type="string">
            <text:p>Schneeball</text:p>
          </table:table-cell>
          <table:table-cell office:value-type="string">
            <text:p>Croix</text:p>
          </table:table-cell>
          <table:table-cell office:value-type="string">
            <text:p>Cruz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ix-ended cross resembling the Cyrillic letter Zh</text:p>
          </table:table-cell>
          <table:table-cell office:value-type="string">
            <text:p>Шестиконечный крест, похожий на букву «Ж»</text:p>
          </table:table-cell>
          <table:table-cell office:value-type="string">
            <text:p>Ein Schneeball mit sechs Enden (ähnlich dem kyrillischen Zh). </text:p>
          </table:table-cell>
          <table:table-cell office:value-type="string">
            <text:p>Une croix à six branches ressemblant à la lettre cyrillique Zh</text:p>
          </table:table-cell>
          <table:table-cell office:value-type="string">
            <text:p>Una cruz de seis puntas que se asemeja a la letra cirílica Zh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default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efault</text:p>
          </table:table-cell>
          <table:table-cell office:value-type="string">
            <text:p>По умолчанию</text:p>
          </table:table-cell>
          <table:table-cell office:value-type="string">
            <text:p>Standard</text:p>
          </table:table-cell>
          <table:table-cell office:value-type="string">
            <text:p>Par défaut</text:p>
          </table:table-cell>
          <table:table-cell office:value-type="string">
            <text:p>Predeterminad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Default KMahjongg game layout</text:p>
          </table:table-cell>
          <table:table-cell office:value-type="string">
            <text:p>Игровая раскладка по умолчанию</text:p>
          </table:table-cell>
          <table:table-cell office:value-type="string">
            <text:p>Standard-Design für KMahjongg.</text:p>
          </table:table-cell>
          <table:table-cell office:value-type="string">
            <text:p>Répartition par défaut du jeu KMahjongg</text:p>
          </table:table-cell>
          <table:table-cell office:value-type="string">
            <text:p>Diseño de juego predeterminado de K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drago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ragon</text:p>
          </table:table-cell>
          <table:table-cell office:value-type="string">
            <text:p>Дракон</text:p>
          </table:table-cell>
          <table:table-cell office:value-type="string">
            <text:p>Drache</text:p>
          </table:table-cell>
          <table:table-cell office:value-type="string">
            <text:p>Dragon</text:p>
          </table:table-cell>
          <table:table-cell office:value-type="string">
            <text:p>Dragón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ista-styled dragon layout</text:p>
          </table:table-cell>
          <table:table-cell office:value-type="string">
            <text:p>Раскладка в виде дракона</text:p>
          </table:table-cell>
          <table:table-cell office:value-type="string">
            <text:p>Ein Drache im Vista-Stil.</text:p>
          </table:table-cell>
          <table:table-cell office:value-type="string">
            <text:p>Forme d'un dragon dans le style Vista</text:p>
          </table:table-cell>
          <table:table-cell office:value-type="string">
            <text:p>Diseño en forma de dragón estilo Vis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lchark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eag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Eagle</text:p>
          </table:table-cell>
          <table:table-cell office:value-type="string">
            <text:p>Орёл</text:p>
          </table:table-cell>
          <table:table-cell office:value-type="string">
            <text:p>Adler</text:p>
          </table:table-cell>
          <table:table-cell office:value-type="string">
            <text:p>Aigle</text:p>
          </table:table-cell>
          <table:table-cell office:value-type="string">
            <text:p>Águi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rge carnivore bird in Mahjongg tiles</text:p>
          </table:table-cell>
          <table:table-cell office:value-type="string">
            <text:p>Большая хищная птица из плиток для маджонга</text:p>
          </table:table-cell>
          <table:table-cell office:value-type="string">
            <text:p>Ein großer fleischfressender Vogel aus Mahjongg-Spielsteinen.</text:p>
          </table:table-cell>
          <table:table-cell office:value-type="string">
            <text:p>Un grand oiseau carnivore fait en tuiles Mahjongg</text:p>
          </table:table-cell>
          <table:table-cell office:value-type="string">
            <text:p>Un gran pájaro carnívoro en las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enterpris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Enterprise</text:p>
          </table:table-cell>
          <table:table-cell office:value-type="string">
            <text:p>Энтерпрайз</text:p>
          </table:table-cell>
          <table:table-cell office:value-type="string">
            <text:p>Enterprise</text:p>
          </table:table-cell>
          <table:table-cell office:value-type="string">
            <text:p>Enterprise</text:p>
          </table:table-cell>
          <table:table-cell office:value-type="string">
            <text:p>Enterpris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for Star Trek fans</text:p>
          </table:table-cell>
          <table:table-cell office:value-type="string">
            <text:p>Раскладка для фанатов сериала «Звёздный путь»</text:p>
          </table:table-cell>
          <table:table-cell office:value-type="string">
            <text:p>Ein Design für Fans von Star Trek.</text:p>
          </table:table-cell>
          <table:table-cell office:value-type="string">
            <text:p>Une forme réservée aux fans de Star Trek</text:p>
          </table:table-cell>
          <table:table-cell office:value-type="string">
            <text:p>Un diseño para los fans de Star Trek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explosio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Explosion</text:p>
          </table:table-cell>
          <table:table-cell office:value-type="string">
            <text:p>Взрыв</text:p>
          </table:table-cell>
          <table:table-cell office:value-type="string">
            <text:p>Explosion</text:p>
          </table:table-cell>
          <table:table-cell office:value-type="string">
            <text:p>Explosion</text:p>
          </table:table-cell>
          <table:table-cell office:value-type="string">
            <text:p>Explosión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Something has exploded. Collect the pieces.</text:p>
          </table:table-cell>
          <table:table-cell office:value-type="string">
            <text:p>Что-то взорвалось. Соберите кусочки.</text:p>
          </table:table-cell>
          <table:table-cell office:value-type="string">
            <text:p>Irgendetwas ist explodiert – sammeln Sie die Teile ein.</text:p>
          </table:table-cell>
          <table:table-cell office:value-type="string">
            <text:p>Quelque chose a explosé. Récoltez les pièces.</text:p>
          </table:table-cell>
          <table:table-cell office:value-type="string">
            <text:p>Algo ha explotado. Recoge las piezas.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ey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Eye</text:p>
          </table:table-cell>
          <table:table-cell office:value-type="string">
            <text:p>Глаз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flower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Flowers</text:p>
          </table:table-cell>
          <table:table-cell office:value-type="string">
            <text:p>Цветы</text:p>
          </table:table-cell>
          <table:table-cell office:value-type="string">
            <text:p>Blumen</text:p>
          </table:table-cell>
          <table:table-cell office:value-type="string">
            <text:p>Fleurs</text:p>
          </table:table-cell>
          <table:table-cell office:value-type="string">
            <text:p>Flore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consisting of six flowers</text:p>
          </table:table-cell>
          <table:table-cell office:value-type="string">
            <text:p>Раскладка, содержащая шесть цветов</text:p>
          </table:table-cell>
          <table:table-cell office:value-type="string">
            <text:p>Ein Design aus sechs Blumen.</text:p>
          </table:table-cell>
          <table:table-cell office:value-type="string">
            <text:p>Une forme de six fleurs</text:p>
          </table:table-cell>
          <table:table-cell office:value-type="string">
            <text:p>Un diseño que consiste en seis flo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futur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Future</text:p>
          </table:table-cell>
          <table:table-cell office:value-type="string">
            <text:p>Будущее</text:p>
          </table:table-cell>
          <table:table-cell office:value-type="string">
            <text:p>Zukunft</text:p>
          </table:table-cell>
          <table:table-cell office:value-type="string">
            <text:p>Futur</text:p>
          </table:table-cell>
          <table:table-cell office:value-type="string">
            <text:p>Futur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abstract image resembling an asterisk</text:p>
          </table:table-cell>
          <table:table-cell office:value-type="string">
            <text:p>Абстрактное изображение, похоже на звёздочку «*»</text:p>
          </table:table-cell>
          <table:table-cell office:value-type="string">
            <text:p>Ein abstraktes Bild, das einen Stern darstellen soll.</text:p>
          </table:table-cell>
          <table:table-cell office:value-type="string">
            <text:p>Une image abstraite ressemblant à une astérisque</text:p>
          </table:table-cell>
          <table:table-cell office:value-type="string">
            <text:p>Una imagen abstracta que se asemeja a un asterisc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galaxy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Galaxy</text:p>
          </table:table-cell>
          <table:table-cell office:value-type="string">
            <text:p>Галактика</text:p>
          </table:table-cell>
          <table:table-cell office:value-type="string">
            <text:p>Sternsystem</text:p>
          </table:table-cell>
          <table:table-cell office:value-type="string">
            <text:p>Galaxie</text:p>
          </table:table-cell>
          <table:table-cell office:value-type="string">
            <text:p>Galaxi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Diversely sized piles of matter</text:p>
          </table:table-cell>
          <table:table-cell office:value-type="string">
            <text:p>Скопления материи разного размера</text:p>
          </table:table-cell>
          <table:table-cell office:value-type="string">
            <text:p>Unterschiedlich große Haufen von Materie.</text:p>
          </table:table-cell>
          <table:table-cell office:value-type="string">
            <text:p>Des piles de matières de tailles arbitraires</text:p>
          </table:table-cell>
          <table:table-cell office:value-type="string">
            <text:p>Montones de materia de diversos tamaño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garde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Garden</text:p>
          </table:table-cell>
          <table:table-cell office:value-type="string">
            <text:p>Сады</text:p>
          </table:table-cell>
          <table:table-cell office:value-type="string">
            <text:p>Garten</text:p>
          </table:table-cell>
          <table:table-cell office:value-type="string">
            <text:p>Jardin</text:p>
          </table:table-cell>
          <table:table-cell office:value-type="string">
            <text:p>Jardín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Regular patterns resembling a classical garden</text:p>
          </table:table-cell>
          <table:table-cell office:value-type="string">
            <text:p>Классический ухоженный сад</text:p>
          </table:table-cell>
          <table:table-cell office:value-type="string">
            <text:p>Wiederkehrende Muster stellen einen klassischen Garten dar.</text:p>
          </table:table-cell>
          <table:table-cell office:value-type="string">
            <text:p>Des motifs réguliers ressemblant à un jardin classique</text:p>
          </table:table-cell>
          <table:table-cell office:value-type="string">
            <text:p>Motivos regulares que se asemejan a un jardín clásic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girl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Girl</text:p>
          </table:table-cell>
          <table:table-cell office:value-type="string">
            <text:p>Девушка</text:p>
          </table:table-cell>
          <table:table-cell office:value-type="string">
            <text:p>Mädchen</text:p>
          </table:table-cell>
          <table:table-cell office:value-type="string">
            <text:p>Fille</text:p>
          </table:table-cell>
          <table:table-cell office:value-type="string">
            <text:p>Niñ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sembling a girl's face</text:p>
          </table:table-cell>
          <table:table-cell office:value-type="string">
            <text:p>Лицо девушки</text:p>
          </table:table-cell>
          <table:table-cell office:value-type="string">
            <text:p>Dieses Design stellt das Gesicht eines Mädchens dar.</text:p>
          </table:table-cell>
          <table:table-cell office:value-type="string">
            <text:p>Une forme de visage de fille</text:p>
          </table:table-cell>
          <table:table-cell office:value-type="string">
            <text:p>Un diseño que se asemeja a la cara de una niñ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glad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Glade</text:p>
          </table:table-cell>
          <table:table-cell office:value-type="string">
            <text:p>Поляна</text:p>
          </table:table-cell>
          <table:table-cell office:value-type="string">
            <text:p>Lichtung</text:p>
          </table:table-cell>
          <table:table-cell office:value-type="string">
            <text:p>Clairière</text:p>
          </table:table-cell>
          <table:table-cell office:value-type="string">
            <text:p>Clar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mall piece of empty space surrounded by a forest</text:p>
          </table:table-cell>
          <table:table-cell office:value-type="string">
            <text:p>Небольшие поляны, окружённые лесом</text:p>
          </table:table-cell>
          <table:table-cell office:value-type="string">
            <text:p>Ein kleines Stück freier Fläche, das von einem Wald umgeben ist.</text:p>
          </table:table-cell>
          <table:table-cell office:value-type="string">
            <text:p>Une petite zone d'espace entourée d'une forêt</text:p>
          </table:table-cell>
          <table:table-cell office:value-type="string">
            <text:p>Un pedacito de espacio vacío rodeado por un bosqu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grid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Grid</text:p>
          </table:table-cell>
          <table:table-cell office:value-type="string">
            <text:p>Сетка</text:p>
          </table:table-cell>
          <table:table-cell office:value-type="string">
            <text:p>Gitter</text:p>
          </table:table-cell>
          <table:table-cell office:value-type="string">
            <text:p>Grille</text:p>
          </table:table-cell>
          <table:table-cell office:value-type="string">
            <text:p>Rejil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rectangular grid of varying height</text:p>
          </table:table-cell>
          <table:table-cell office:value-type="string">
            <text:p>Прямоугольная сетка различной высоты</text:p>
          </table:table-cell>
          <table:table-cell office:value-type="string">
            <text:p>Ein rechteckiges Gitter unterschiedlicher Höhe.</text:p>
          </table:table-cell>
          <table:table-cell office:value-type="string">
            <text:p>Une grille rectangulaire d'une hauteur variante</text:p>
          </table:table-cell>
          <table:table-cell office:value-type="string">
            <text:p>Una rejilla rectangular de altura variabl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helio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Helios</text:p>
          </table:table-cell>
          <table:table-cell office:value-type="string">
            <text:p>Гелиос</text:p>
          </table:table-cell>
          <table:table-cell office:value-type="string">
            <text:p>Helios</text:p>
          </table:table-cell>
          <table:table-cell office:value-type="string">
            <text:p>Helios</text:p>
          </table:table-cell>
          <table:table-cell office:value-type="string">
            <text:p>Helio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he greek Sun god's sign</text:p>
          </table:table-cell>
          <table:table-cell office:value-type="string">
            <text:p>Знак греческого бога Солнца</text:p>
          </table:table-cell>
          <table:table-cell office:value-type="string">
            <text:p>Das Zeichen des griechischen Sonnengotts.</text:p>
          </table:table-cell>
          <table:table-cell office:value-type="string">
            <text:p>Le signe du dieu grec du soleil</text:p>
          </table:table-cell>
          <table:table-cell office:value-type="string">
            <text:p>El símbolo del dios griego del Sol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ho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Hole</text:p>
          </table:table-cell>
          <table:table-cell office:value-type="string">
            <text:p>Дырка</text:p>
          </table:table-cell>
          <table:table-cell office:value-type="string">
            <text:p>Loch</text:p>
          </table:table-cell>
          <table:table-cell office:value-type="string">
            <text:p>Trou</text:p>
          </table:table-cell>
          <table:table-cell office:value-type="string">
            <text:p>Agujer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pyramid with a hole in the middle</text:p>
          </table:table-cell>
          <table:table-cell office:value-type="string">
            <text:p>Пирамида с дыркой в середине</text:p>
          </table:table-cell>
          <table:table-cell office:value-type="string">
            <text:p>Eine Pyramide mit einem Loch in der Mitte.</text:p>
          </table:table-cell>
          <table:table-cell office:value-type="string">
            <text:p>Une pyramide comportant un trou en son centre</text:p>
          </table:table-cell>
          <table:table-cell office:value-type="string">
            <text:p>Una pirámide con un agujero en medi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inner_circ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Inner Circle</text:p>
          </table:table-cell>
          <table:table-cell office:value-type="string">
            <text:p>Внутренний круг</text:p>
          </table:table-cell>
          <table:table-cell office:value-type="string">
            <text:p>Innenkreis</text:p>
          </table:table-cell>
          <table:table-cell office:value-type="string">
            <text:p>Cercle intérieur</text:p>
          </table:table-cell>
          <table:table-cell office:value-type="string">
            <text:p>Círculo interior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oncentric boxes with openings pointing in opposite directions</text:p>
          </table:table-cell>
          <table:table-cell table:style-name="ce5"/>
          <table:table-cell office:value-type="string">
            <text:p>Konzentrische Kästen mit Öffnungen in entgegengesetzter Richtung.</text:p>
          </table:table-cell>
          <table:table-cell office:value-type="string">
            <text:p>Des boîtes concentriques s'ouvrant dans des directions opposées</text:p>
          </table:table-cell>
          <table:table-cell office:value-type="string">
            <text:p>Cajas concéntricas con aberturas que apuntan en direcciones opuest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key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Key</text:p>
          </table:table-cell>
          <table:table-cell office:value-type="string">
            <text:p>Ключ</text:p>
          </table:table-cell>
          <table:table-cell office:value-type="string">
            <text:p>Schlüssel</text:p>
          </table:table-cell>
          <table:table-cell office:value-type="string">
            <text:p>Clé</text:p>
          </table:table-cell>
          <table:table-cell office:value-type="string">
            <text:p>Llav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rge key made of Mahjongg tiles</text:p>
          </table:table-cell>
          <table:table-cell office:value-type="string">
            <text:p>Большой ключ из плиток для маджонга</text:p>
          </table:table-cell>
          <table:table-cell office:value-type="string">
            <text:p>Ein großer Schlüssel aus Mahjongg-Spielsteinen.</text:p>
          </table:table-cell>
          <table:table-cell office:value-type="string">
            <text:p>Une grande clé faite avec des tuiles Mahjongg</text:p>
          </table:table-cell>
          <table:table-cell office:value-type="string">
            <text:p>Una gran llave hecha de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km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KM</text:p>
          </table:table-cell>
          <table:table-cell office:value-type="string">
            <text:p>К и М</text:p>
          </table:table-cell>
          <table:table-cell table:number-columns-repeated="3" office:value-type="string">
            <text:p>KM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Letters K and M. Do you have your favourite extension for that?</text:p>
          </table:table-cell>
          <table:table-cell office:value-type="string">
            <text:p>Буквы К и М. Какая расшифровка вам нравится больше?</text:p>
          </table:table-cell>
          <table:table-cell office:value-type="string">
            <text:p>Die Buchstaben „K“ und „M“. Denken Sie dabei an etwas bestimmtes?</text:p>
          </table:table-cell>
          <table:table-cell office:value-type="string">
            <text:p>Les lettres K et M. Avez-vous une extension préférée pour cet acronyme ?</text:p>
          </table:table-cell>
          <table:table-cell office:value-type="string">
            <text:p>Las letras K y M. ¿Tienes una ampliación favorita para esto?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labyrinth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yrinth</text:p>
          </table:table-cell>
          <table:table-cell office:value-type="string">
            <text:p>Лабиринт</text:p>
          </table:table-cell>
          <table:table-cell office:value-type="string">
            <text:p>Labyrinth</text:p>
          </table:table-cell>
          <table:table-cell office:value-type="string">
            <text:p>Labyrinthe</text:p>
          </table:table-cell>
          <table:table-cell office:value-type="string">
            <text:p>Labyrinth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complex yet symmetric labyrinth</text:p>
          </table:table-cell>
          <table:table-cell office:value-type="string">
            <text:p>Симметричный лабиринт</text:p>
          </table:table-cell>
          <table:table-cell office:value-type="string">
            <text:p>Ein kompliziertes und symmetrisches Labyrinth.</text:p>
          </table:table-cell>
          <table:table-cell office:value-type="string">
            <text:p>Un labyrinthe complexe et symétrique</text:p>
          </table:table-cell>
          <table:table-cell office:value-type="string">
            <text:p>Un laberinto complejo, aunque simétric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mask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ask</text:p>
          </table:table-cell>
          <table:table-cell office:value-type="string">
            <text:p>Маска</text:p>
          </table:table-cell>
          <table:table-cell office:value-type="string">
            <text:p>Maske</text:p>
          </table:table-cell>
          <table:table-cell office:value-type="string">
            <text:p>Masque</text:p>
          </table:table-cell>
          <table:table-cell office:value-type="string">
            <text:p>Máscar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cary embossed pagan mask</text:p>
          </table:table-cell>
          <table:table-cell office:value-type="string">
            <text:p>Резная языческая маска, наводящая ужас</text:p>
          </table:table-cell>
          <table:table-cell office:value-type="string">
            <text:p>Eine unheimlich heidnische Maske.</text:p>
          </table:table-cell>
          <table:table-cell office:value-type="string">
            <text:p>Un effrayant masque païen en relief</text:p>
          </table:table-cell>
          <table:table-cell office:value-type="string">
            <text:p>Una terrorífica máscara pagana en reliev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maya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aya</text:p>
          </table:table-cell>
          <table:table-cell office:value-type="string">
            <text:p>Майя</text:p>
          </table:table-cell>
          <table:table-cell office:value-type="string">
            <text:p>Maya</text:p>
          </table:table-cell>
          <table:table-cell office:value-type="string">
            <text:p>Maya</text:p>
          </table:table-cell>
          <table:table-cell office:value-type="string">
            <text:p>May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sembling Maya pyramids</text:p>
          </table:table-cell>
          <table:table-cell office:value-type="string">
            <text:p>Раскладка, похожая на пирамиды Майя</text:p>
          </table:table-cell>
          <table:table-cell office:value-type="string">
            <text:p>Dieses Design zeigt Maya-Pyramiden (Stufenpyramiden).</text:p>
          </table:table-cell>
          <table:table-cell office:value-type="string">
            <text:p>Une forme similaire aux pyramides Maya</text:p>
          </table:table-cell>
          <table:table-cell office:value-type="string">
            <text:p>Un diseño que se asemeja a las pirámides may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maz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aze</text:p>
          </table:table-cell>
          <table:table-cell office:value-type="string">
            <text:p>Лабиринт Минотавра</text:p>
          </table:table-cell>
          <table:table-cell office:value-type="string">
            <text:p>Irrgarten</text:p>
          </table:table-cell>
          <table:table-cell office:value-type="string">
            <text:p>Dédale</text:p>
          </table:table-cell>
          <table:table-cell office:value-type="string">
            <text:p>Otro laberint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extremely twisted maze. Beware of minotaurs!</text:p>
          </table:table-cell>
          <table:table-cell office:value-type="string">
            <text:p>Сильно закрученный лабиринт. Опасайтесь минотавров!</text:p>
          </table:table-cell>
          <table:table-cell office:value-type="string">
            <text:p>Ein extrem verdrehtes Labyrinth. Nehmen Sie sich vor Minotauros in Acht!</text:p>
          </table:table-cell>
          <table:table-cell office:value-type="string">
            <text:p>Un dédale extrêmement tarabiscoté. Attention aux minotaures !</text:p>
          </table:table-cell>
          <table:table-cell office:value-type="string">
            <text:p>Un laberinto muy retorcido. ¡Cuidado con los minotauros!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mesh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esh</text:p>
          </table:table-cell>
          <table:table-cell office:value-type="string">
            <text:p>Петля</text:p>
          </table:table-cell>
          <table:table-cell office:value-type="string">
            <text:p>Masche</text:p>
          </table:table-cell>
          <table:table-cell office:value-type="string">
            <text:p>Fils</text:p>
          </table:table-cell>
          <table:table-cell office:value-type="string">
            <text:p>Mal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interweaved structure made up of Mahjongg tiles</text:p>
          </table:table-cell>
          <table:table-cell table:style-name="ce5"/>
          <table:table-cell office:value-type="string">
            <text:p>Eine verflochtene Struktur aus Mahjongg-Spielsteinen.</text:p>
          </table:table-cell>
          <table:table-cell office:value-type="string">
            <text:p>Une structure emmélée de tuiles Mahjongg</text:p>
          </table:table-cell>
          <table:table-cell office:value-type="string">
            <text:p>Una estructura entretejida hecha de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moth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oth</text:p>
          </table:table-cell>
          <table:table-cell office:value-type="string">
            <text:p>Мотылёк</text:p>
          </table:table-cell>
          <table:table-cell office:value-type="string">
            <text:p>Mücke</text:p>
          </table:table-cell>
          <table:table-cell office:value-type="string">
            <text:p>Mite</text:p>
          </table:table-cell>
          <table:table-cell office:value-type="string">
            <text:p>Polil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presenting a small flying insect</text:p>
          </table:table-cell>
          <table:table-cell office:value-type="string">
            <text:p>Маленькое летающее насекомое</text:p>
          </table:table-cell>
          <table:table-cell office:value-type="string">
            <text:p>Dieses Design stellt ein kleines fliegendes Insekt dar.</text:p>
          </table:table-cell>
          <table:table-cell office:value-type="string">
            <text:p>Une forme représentant un petit insecte volant</text:p>
          </table:table-cell>
          <table:table-cell office:value-type="string">
            <text:p>Un diseño que representa un pequeño insecto volador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orde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Порядок</text:p>
          </table:table-cell>
          <table:table-cell office:value-type="string">
            <text:p>Orden</text:p>
          </table:table-cell>
          <table:table-cell office:value-type="string">
            <text:p>Ordre</text:p>
          </table:table-cell>
          <table:table-cell office:value-type="string">
            <text:p>Orden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cross with thick ends</text:p>
          </table:table-cell>
          <table:table-cell office:value-type="string">
            <text:p>Крест с толстыми окончаниями</text:p>
          </table:table-cell>
          <table:table-cell office:value-type="string">
            <text:p>Ein Kreuz mit dicken Enden.</text:p>
          </table:table-cell>
          <table:table-cell office:value-type="string">
            <text:p>Une croix avec de larges extrémités</text:p>
          </table:table-cell>
          <table:table-cell office:value-type="string">
            <text:p>Una cruz de puntas grues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patter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attern</text:p>
          </table:table-cell>
          <table:table-cell office:value-type="string">
            <text:p>Орнамент</text:p>
          </table:table-cell>
          <table:table-cell office:value-type="string">
            <text:p>Muster</text:p>
          </table:table-cell>
          <table:table-cell office:value-type="string">
            <text:p>Motif</text:p>
          </table:table-cell>
          <table:table-cell office:value-type="string">
            <text:p>Diseñ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mysterious pattern atop rectangular blocks</text:p>
          </table:table-cell>
          <table:table-cell office:value-type="string">
            <text:p>Таинственны орнамент из прямоугольных блоков</text:p>
          </table:table-cell>
          <table:table-cell office:value-type="string">
            <text:p>Ein geheimnisvolles Muster auf Rechtecken.</text:p>
          </table:table-cell>
          <table:table-cell office:value-type="string">
            <text:p>Un motif mystérieux avec des blocs rectangulaires aux extrémités</text:p>
          </table:table-cell>
          <table:table-cell office:value-type="string">
            <text:p>Un diseño misterioso sobre bloques rectangula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penta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enta</text:p>
          </table:table-cell>
          <table:table-cell office:value-type="string">
            <text:p>Пента</text:p>
          </table:table-cell>
          <table:table-cell office:value-type="string">
            <text:p>Penta</text:p>
          </table:table-cell>
          <table:table-cell office:value-type="string">
            <text:p>Pentagone</text:p>
          </table:table-cell>
          <table:table-cell office:value-type="string">
            <text:p>Pent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fortress with five towers</text:p>
          </table:table-cell>
          <table:table-cell office:value-type="string">
            <text:p>Крепость с пятью башнями</text:p>
          </table:table-cell>
          <table:table-cell office:value-type="string">
            <text:p>Eine Festung mit fünf Türmen.</text:p>
          </table:table-cell>
          <table:table-cell office:value-type="string">
            <text:p>Une forteresse à cinq tours</text:p>
          </table:table-cell>
          <table:table-cell office:value-type="string">
            <text:p>Una fortaleza con cinco tor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pillar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illars</text:p>
          </table:table-cell>
          <table:table-cell office:value-type="string">
            <text:p>Столбы</text:p>
          </table:table-cell>
          <table:table-cell office:value-type="string">
            <text:p>Säulen</text:p>
          </table:table-cell>
          <table:table-cell office:value-type="string">
            <text:p>Piliers</text:p>
          </table:table-cell>
          <table:table-cell office:value-type="string">
            <text:p>Pilare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couple of vertical pillars supporting a flat surface</text:p>
          </table:table-cell>
          <table:table-cell office:value-type="string">
            <text:p>Пара вертикальных столбов, поддерживающих плоскую поверхность</text:p>
          </table:table-cell>
          <table:table-cell office:value-type="string">
            <text:p>Zwei vertikale Säulen als Stütze einer ebenen Fläche.</text:p>
          </table:table-cell>
          <table:table-cell office:value-type="string">
            <text:p>Un couple de piliers verticaux supportant une surface plane</text:p>
          </table:table-cell>
          <table:table-cell office:value-type="string">
            <text:p>Un conjunto de pilares verticales que sostienen una superficie plan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pirate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irates</text:p>
          </table:table-cell>
          <table:table-cell office:value-type="string">
            <text:p>Пираты</text:p>
          </table:table-cell>
          <table:table-cell office:value-type="string">
            <text:p>Piraten</text:p>
          </table:table-cell>
          <table:table-cell office:value-type="string">
            <text:p>Pirates</text:p>
          </table:table-cell>
          <table:table-cell office:value-type="string">
            <text:p>Pirata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ailing boat under the sun</text:p>
          </table:table-cell>
          <table:table-cell office:value-type="string">
            <text:p>Парусник под солнцем</text:p>
          </table:table-cell>
          <table:table-cell office:value-type="string">
            <text:p>Ein segelndes Boot unter der Sonne.</text:p>
          </table:table-cell>
          <table:table-cell office:value-type="string">
            <text:p>Un bateau à voile sous le soleil</text:p>
          </table:table-cell>
          <table:table-cell office:value-type="string">
            <text:p>Un barco velero bajo el sol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pyramid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yramid</text:p>
          </table:table-cell>
          <table:table-cell office:value-type="string">
            <text:p>Пирамида</text:p>
          </table:table-cell>
          <table:table-cell office:value-type="string">
            <text:p>Pyramide</text:p>
          </table:table-cell>
          <table:table-cell office:value-type="string">
            <text:p>Pyramide</text:p>
          </table:table-cell>
          <table:table-cell office:value-type="string">
            <text:p>Pirámid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an you tear the pyramid apart?</text:p>
          </table:table-cell>
          <table:table-cell office:value-type="string">
            <text:p>Вы сможете разобрать пирамиду на части?</text:p>
          </table:table-cell>
          <table:table-cell office:value-type="string">
            <text:p>Können Sie die Pyramide zerstören?</text:p>
          </table:table-cell>
          <table:table-cell office:value-type="string">
            <text:p>Viendrez-vous à bout de la pyramide ?</text:p>
          </table:table-cell>
          <table:table-cell office:value-type="string">
            <text:p>¿Puede desmontar la pirámide?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rocket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Rocket</text:p>
          </table:table-cell>
          <table:table-cell office:value-type="string">
            <text:p>Ракета</text:p>
          </table:table-cell>
          <table:table-cell office:value-type="string">
            <text:p>Rakete</text:p>
          </table:table-cell>
          <table:table-cell office:value-type="string">
            <text:p>Missile</text:p>
          </table:table-cell>
          <table:table-cell office:value-type="string">
            <text:p>Cohet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rocket for you to launch off the board</text:p>
          </table:table-cell>
          <table:table-cell office:value-type="string">
            <text:p>Можно запустить ракету с доски</text:p>
          </table:table-cell>
          <table:table-cell office:value-type="string">
            <text:p>Eine Rakete, die das Spielfeld verlassen möchte.</text:p>
          </table:table-cell>
          <table:table-cell office:value-type="string">
            <text:p>Une roquette à envoyer hors du plateau</text:p>
          </table:table-cell>
          <table:table-cell office:value-type="string">
            <text:p>Un cohete para lanzar desde el tabler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hield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hield</text:p>
          </table:table-cell>
          <table:table-cell office:value-type="string">
            <text:p>Щит</text:p>
          </table:table-cell>
          <table:table-cell office:value-type="string">
            <text:p>Kampfausstattung</text:p>
          </table:table-cell>
          <table:table-cell office:value-type="string">
            <text:p>Bouclier</text:p>
          </table:table-cell>
          <table:table-cell office:value-type="string">
            <text:p>Escud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hield and a sword made up of Mahjongg tiles</text:p>
          </table:table-cell>
          <table:table-cell office:value-type="string">
            <text:p>Щит и меч из плиток для маджонга</text:p>
          </table:table-cell>
          <table:table-cell office:value-type="string">
            <text:p>Ein Schild und Schwert aus Mahjongg-Spielsteinen.</text:p>
          </table:table-cell>
          <table:table-cell office:value-type="string">
            <text:p>Un bouclier et une épée réalisés en tuiles Mahjongg</text:p>
          </table:table-cell>
          <table:table-cell office:value-type="string">
            <text:p>Un escudo y una espada hechos de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pide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pider</text:p>
          </table:table-cell>
          <table:table-cell office:value-type="string">
            <text:p>Паук</text:p>
          </table:table-cell>
          <table:table-cell office:value-type="string">
            <text:p>Spinne</text:p>
          </table:table-cell>
          <table:table-cell office:value-type="string">
            <text:p>Araignée</text:p>
          </table:table-cell>
          <table:table-cell office:value-type="string">
            <text:p>Arañ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ista-styled spider layout</text:p>
          </table:table-cell>
          <table:table-cell office:value-type="string">
            <text:p>Раскладка в виде паука</text:p>
          </table:table-cell>
          <table:table-cell office:value-type="string">
            <text:p>Eine Spinne im Vista-Stil.</text:p>
          </table:table-cell>
          <table:table-cell office:value-type="string">
            <text:p>Forme d'une araignée dans le style Vista</text:p>
          </table:table-cell>
          <table:table-cell office:value-type="string">
            <text:p>Diseño en forma de araña estilo Vis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lchark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quare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quares</text:p>
          </table:table-cell>
          <table:table-cell office:value-type="string">
            <text:p>Квадраты</text:p>
          </table:table-cell>
          <table:table-cell office:value-type="string">
            <text:p>Quadrate</text:p>
          </table:table-cell>
          <table:table-cell office:value-type="string">
            <text:p>Carrés</text:p>
          </table:table-cell>
          <table:table-cell office:value-type="string">
            <text:p>Cuadrado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oncentric squares of alterating height</text:p>
          </table:table-cell>
          <table:table-cell office:value-type="string">
            <text:p>Концентрические квадраты различной высоты</text:p>
          </table:table-cell>
          <table:table-cell office:value-type="string">
            <text:p>Konzentrische Quadrate mit verschiedenen Höhen.</text:p>
          </table:table-cell>
          <table:table-cell office:value-type="string">
            <text:p>Des carrés concentriques d'une hauteur différente</text:p>
          </table:table-cell>
          <table:table-cell office:value-type="string">
            <text:p>Cuadrados concéntricos de altura altern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quaring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quaring</text:p>
          </table:table-cell>
          <table:table-cell office:value-type="string">
            <text:p>Квадрат в квадрате</text:p>
          </table:table-cell>
          <table:table-cell office:value-type="string">
            <text:p>Quadratur</text:p>
          </table:table-cell>
          <table:table-cell office:value-type="string">
            <text:p>Quadrature</text:p>
          </table:table-cell>
          <table:table-cell office:value-type="string">
            <text:p>Cuadrand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Who said squares are flat?</text:p>
          </table:table-cell>
          <table:table-cell office:value-type="string">
            <text:p>Кто сказал, что квадраты плоские?</text:p>
          </table:table-cell>
          <table:table-cell office:value-type="string">
            <text:p>Wer behauptet, dass Quadrate flach sind?</text:p>
          </table:table-cell>
          <table:table-cell office:value-type="string">
            <text:p>Qui a dit que les carrés sont plats ?</text:p>
          </table:table-cell>
          <table:table-cell office:value-type="string">
            <text:p>¿Quién dijo que los cuadrados eran planos?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tadio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dion</text:p>
          </table:table-cell>
          <table:table-cell office:value-type="string">
            <text:p>Стадион</text:p>
          </table:table-cell>
          <table:table-cell office:value-type="string">
            <text:p>Stadion</text:p>
          </table:table-cell>
          <table:table-cell office:value-type="string">
            <text:p>Stade</text:p>
          </table:table-cell>
          <table:table-cell office:value-type="string">
            <text:p>Estadi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presenting a football field</text:p>
          </table:table-cell>
          <table:table-cell office:value-type="string">
            <text:p>Раскладка в виде футбольного поля</text:p>
          </table:table-cell>
          <table:table-cell office:value-type="string">
            <text:p>Dieses Design zeigt einen Fußballplatz.</text:p>
          </table:table-cell>
          <table:table-cell office:value-type="string">
            <text:p>La forme d'un terrain de football</text:p>
          </table:table-cell>
          <table:table-cell office:value-type="string">
            <text:p>Un diseño que representa un campo de fútbol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tair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irs</text:p>
          </table:table-cell>
          <table:table-cell office:value-type="string">
            <text:p>Лесенка</text:p>
          </table:table-cell>
          <table:table-cell office:value-type="string">
            <text:p>Treppen</text:p>
          </table:table-cell>
          <table:table-cell office:value-type="string">
            <text:p>Étages</text:p>
          </table:table-cell>
          <table:table-cell office:value-type="string">
            <text:p>Escalera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taircase for those who dislike taking the same path twice</text:p>
          </table:table-cell>
          <table:table-cell table:style-name="ce5"/>
          <table:table-cell office:value-type="string">
            <text:p>Ein Treppenhaus für alle, die denselben Weg nicht doppelt gehen möchten.</text:p>
          </table:table-cell>
          <table:table-cell office:value-type="string">
            <text:p>Un escalier en colimaçon pour les personnes n'aimant pas prendre deux fois le même chemin</text:p>
          </table:table-cell>
          <table:table-cell office:value-type="string">
            <text:p>Una escalera para los que no gustan de seguir dos veces el mismo camin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ta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r</text:p>
          </table:table-cell>
          <table:table-cell office:value-type="string">
            <text:p>Звезда</text:p>
          </table:table-cell>
          <table:table-cell office:value-type="string">
            <text:p>Stern</text:p>
          </table:table-cell>
          <table:table-cell office:value-type="string">
            <text:p>Étoile</text:p>
          </table:table-cell>
          <table:table-cell office:value-type="string">
            <text:p>Estrel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asterisk-shaped embossed layout</text:p>
          </table:table-cell>
          <table:table-cell table:style-name="ce5"/>
          <table:table-cell office:value-type="string">
            <text:p>Ein sternförmiges Design.</text:p>
          </table:table-cell>
          <table:table-cell office:value-type="string">
            <text:p>Une astérisque en relief</text:p>
          </table:table-cell>
          <table:table-cell office:value-type="string">
            <text:p>Un diseño en forma de asterisco en reliev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tar_ship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r Ship</text:p>
          </table:table-cell>
          <table:table-cell office:value-type="string">
            <text:p>Звёздный корабль</text:p>
          </table:table-cell>
          <table:table-cell office:value-type="string">
            <text:p>Raumschiff</text:p>
          </table:table-cell>
          <table:table-cell office:value-type="string">
            <text:p>Vaisseau spatial</text:p>
          </table:table-cell>
          <table:table-cell office:value-type="string">
            <text:p>Nave espacial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ci-fi space transport</text:p>
          </table:table-cell>
          <table:table-cell office:value-type="string">
            <text:p>Фантастический звёздный транспорт</text:p>
          </table:table-cell>
          <table:table-cell office:value-type="string">
            <text:p>Ein zukunftsmäßiger Raumtransporter.</text:p>
          </table:table-cell>
          <table:table-cell office:value-type="string">
            <text:p>Un transport spatial de science fiction</text:p>
          </table:table-cell>
          <table:table-cell office:value-type="string">
            <text:p>Un transporte espacial de ciencia ficción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tax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cks</text:p>
          </table:table-cell>
          <table:table-cell office:value-type="string">
            <text:p>Штабели</text:p>
          </table:table-cell>
          <table:table-cell office:value-type="string">
            <text:p>Stapel</text:p>
          </table:table-cell>
          <table:table-cell office:value-type="string">
            <text:p>Piles</text:p>
          </table:table-cell>
          <table:table-cell office:value-type="string">
            <text:p>Pila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Difficult layout with stacks of tiles</text:p>
          </table:table-cell>
          <table:table-cell office:value-type="string">
            <text:p>Сложная раскладка с штабелями из плиток</text:p>
          </table:table-cell>
          <table:table-cell office:value-type="string">
            <text:p>Ein schwieriges Design mit Stapeln aus Spielsteinen.</text:p>
          </table:table-cell>
          <table:table-cell office:value-type="string">
            <text:p>Répartition difficile en piles de tuiles</text:p>
          </table:table-cell>
          <table:table-cell office:value-type="string">
            <text:p>Diseño difícil con pilas de fich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wirl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wirl</text:p>
          </table:table-cell>
          <table:table-cell office:value-type="string">
            <text:p>Вихрь</text:p>
          </table:table-cell>
          <table:table-cell office:value-type="string">
            <text:p>Wirbel</text:p>
          </table:table-cell>
          <table:table-cell office:value-type="string">
            <text:p>Tourbillon</text:p>
          </table:table-cell>
          <table:table-cell office:value-type="string">
            <text:p>Remolin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piral with thick ends</text:p>
          </table:table-cell>
          <table:table-cell office:value-type="string">
            <text:p>Спираль с толстыми окончаниями</text:p>
          </table:table-cell>
          <table:table-cell office:value-type="string">
            <text:p>Eine Spirale mit dicken Enden.</text:p>
          </table:table-cell>
          <table:table-cell office:value-type="string">
            <text:p>Une spirale avec des extrémités élargies</text:p>
          </table:table-cell>
          <table:table-cell office:value-type="string">
            <text:p>Una espiral con puntas grues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eatr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eatre</text:p>
          </table:table-cell>
          <table:table-cell office:value-type="string">
            <text:p>Театр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emp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emple</text:p>
          </table:table-cell>
          <table:table-cell office:value-type="string">
            <text:p>Храм</text:p>
          </table:table-cell>
          <table:table-cell office:value-type="string">
            <text:p>Tempelanlage</text:p>
          </table:table-cell>
          <table:table-cell office:value-type="string">
            <text:p>Temple</text:p>
          </table:table-cell>
          <table:table-cell office:value-type="string">
            <text:p>Templ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temple-shaped layout</text:p>
          </table:table-cell>
          <table:table-cell office:value-type="string">
            <text:p>Раскладка в виде храма</text:p>
          </table:table-cell>
          <table:table-cell office:value-type="string">
            <text:p>Ein tempelförmiges Design.</text:p>
          </table:table-cell>
          <table:table-cell office:value-type="string">
            <text:p>Une forme de temple</text:p>
          </table:table-cell>
          <table:table-cell office:value-type="string">
            <text:p>Un diseño en forma de templ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he_doo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he Door</text:p>
          </table:table-cell>
          <table:table-cell office:value-type="string">
            <text:p>Дверь</text:p>
          </table:table-cell>
          <table:table-cell office:value-type="string">
            <text:p>Die Tür</text:p>
          </table:table-cell>
          <table:table-cell office:value-type="string">
            <text:p>La porte</text:p>
          </table:table-cell>
          <table:table-cell office:value-type="string">
            <text:p>La puert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doorway through a pyramid-shaped wall</text:p>
          </table:table-cell>
          <table:table-cell office:value-type="string">
            <text:p>Дверь в стене пирамиды</text:p>
          </table:table-cell>
          <table:table-cell office:value-type="string">
            <text:p>Ein Durchgang durch eine pyramidenförmige Mauer.</text:p>
          </table:table-cell>
          <table:table-cell office:value-type="string">
            <text:p>Une porte au travers d'un mur pyramidal</text:p>
          </table:table-cell>
          <table:table-cell office:value-type="string">
            <text:p>Una entrada a través de un muro en forma de pirámid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heatr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heatre</text:p>
          </table:table-cell>
          <table:table-cell office:value-type="string">
            <text:p>Театр</text:p>
          </table:table-cell>
          <table:table-cell office:value-type="string">
            <text:p>Theater</text:p>
          </table:table-cell>
          <table:table-cell office:value-type="string">
            <text:p>Théatre</text:p>
          </table:table-cell>
          <table:table-cell office:value-type="string">
            <text:p>Teatr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rectangular building with empty space in the middle</text:p>
          </table:table-cell>
          <table:table-cell table:style-name="ce5"/>
          <table:table-cell office:value-type="string">
            <text:p>Ein rechteckiges Gebilde mit einen leeren Raum in der Mitte.</text:p>
          </table:table-cell>
          <table:table-cell office:value-type="string">
            <text:p>Un bâtiment rectangulaire avec un espace vide au centre</text:p>
          </table:table-cell>
          <table:table-cell office:value-type="string">
            <text:p>Un edificio rectangular con un espacio vacío en el centr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ime_tunnel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ime Tunnel</text:p>
          </table:table-cell>
          <table:table-cell office:value-type="string">
            <text:p>Тоннель времени</text:p>
          </table:table-cell>
          <table:table-cell office:value-type="string">
            <text:p>Zeittunnel</text:p>
          </table:table-cell>
          <table:table-cell office:value-type="string">
            <text:p>Tunnel temporel</text:p>
          </table:table-cell>
          <table:table-cell office:value-type="string">
            <text:p>Túnel del tiemp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pyramid with a hole in the middle</text:p>
          </table:table-cell>
          <table:table-cell office:value-type="string">
            <text:p>Пирамида с дыркой в середине</text:p>
          </table:table-cell>
          <table:table-cell office:value-type="string">
            <text:p>Eine Pyramide mit einem Loch in der Mitte.</text:p>
          </table:table-cell>
          <table:table-cell office:value-type="string">
            <text:p>Une pyramide comportant un trou en son centre</text:p>
          </table:table-cell>
          <table:table-cell office:value-type="string">
            <text:p>Una pirámide con un agujero en medi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omb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omb</text:p>
          </table:table-cell>
          <table:table-cell office:value-type="string">
            <text:p>Гробница</text:p>
          </table:table-cell>
          <table:table-cell office:value-type="string">
            <text:p>Grabstätte</text:p>
          </table:table-cell>
          <table:table-cell office:value-type="string">
            <text:p>Tombe</text:p>
          </table:table-cell>
          <table:table-cell office:value-type="string">
            <text:p>Tumb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Fans of Lara Croft may start digging</text:p>
          </table:table-cell>
          <table:table-cell office:value-type="string">
            <text:p>Фанаты Лары Крофт могут начинать рыться</text:p>
          </table:table-cell>
          <table:table-cell office:value-type="string">
            <text:p>Verehrer von Lara Croft könnten jetzt mit dem Graben beginnen.</text:p>
          </table:table-cell>
          <table:table-cell office:value-type="string">
            <text:p>Les fans de Lara Croft vont commencer à creuser</text:p>
          </table:table-cell>
          <table:table-cell office:value-type="string">
            <text:p>Los fans de Lara Coft pueden empezar a excavar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otem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otem</text:p>
          </table:table-cell>
          <table:table-cell office:value-type="string">
            <text:p>Тотем</text:p>
          </table:table-cell>
          <table:table-cell office:value-type="string">
            <text:p>Talisman</text:p>
          </table:table-cell>
          <table:table-cell office:value-type="string">
            <text:p>Totem</text:p>
          </table:table-cell>
          <table:table-cell office:value-type="string">
            <text:p>Tótem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T-shaped embossed object with a hole</text:p>
          </table:table-cell>
          <table:table-cell table:style-name="ce5"/>
          <table:table-cell office:value-type="string">
            <text:p>Ein T-förmiges Objekt mit einem Loch.</text:p>
          </table:table-cell>
          <table:table-cell office:value-type="string">
            <text:p>Un objet de la forme d'un T en relief avec un trou</text:p>
          </table:table-cell>
          <table:table-cell office:value-type="string">
            <text:p>Un objeto en relieve en forma de T con un agujer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owe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ower</text:p>
          </table:table-cell>
          <table:table-cell office:value-type="string">
            <text:p>Башня</text:p>
          </table:table-cell>
          <table:table-cell office:value-type="string">
            <text:p>Turm</text:p>
          </table:table-cell>
          <table:table-cell office:value-type="string">
            <text:p>Tours</text:p>
          </table:table-cell>
          <table:table-cell office:value-type="string">
            <text:p>Torr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Remove the towers</text:p>
          </table:table-cell>
          <table:table-cell office:value-type="string">
            <text:p>Удалите башни</text:p>
          </table:table-cell>
          <table:table-cell office:value-type="string">
            <text:p>Entfernen Sie die Türme.</text:p>
          </table:table-cell>
          <table:table-cell office:value-type="string">
            <text:p>Supprimez les tours</text:p>
          </table:table-cell>
          <table:table-cell office:value-type="string">
            <text:p>Elimina las tor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riang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riangle</text:p>
          </table:table-cell>
          <table:table-cell office:value-type="string">
            <text:p>Треугольник</text:p>
          </table:table-cell>
          <table:table-cell office:value-type="string">
            <text:p>Dreieck</text:p>
          </table:table-cell>
          <table:table-cell office:value-type="string">
            <text:p>Triangle</text:p>
          </table:table-cell>
          <table:table-cell office:value-type="string">
            <text:p>Triángul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riangular pyramid</text:p>
          </table:table-cell>
          <table:table-cell office:value-type="string">
            <text:p>Треугольная пирамида</text:p>
          </table:table-cell>
          <table:table-cell office:value-type="string">
            <text:p>Eine dreieckige Pyramide.</text:p>
          </table:table-cell>
          <table:table-cell office:value-type="string">
            <text:p>Pyramide triangulaire</text:p>
          </table:table-cell>
          <table:table-cell office:value-type="string">
            <text:p>Pirámide triangular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up&amp;dow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Up&amp;Down</text:p>
          </table:table-cell>
          <table:table-cell office:value-type="string">
            <text:p>Вверх-вниз</text:p>
          </table:table-cell>
          <table:table-cell office:value-type="string">
            <text:p>Auf &amp; Ab</text:p>
          </table:table-cell>
          <table:table-cell office:value-type="string">
            <text:p>Haut et bas</text:p>
          </table:table-cell>
          <table:table-cell office:value-type="string">
            <text:p>Arriba y abaj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Have you ever tried to represent waves in rectangular blocks?</text:p>
          </table:table-cell>
          <table:table-cell table:style-name="ce5"/>
          <table:table-cell office:value-type="string">
            <text:p>Haben Sie jemals versucht Wellen in einem Rechteck darzustellen?</text:p>
          </table:table-cell>
          <table:table-cell office:value-type="string">
            <text:p>Avez-vous déjà essayé de représenter des vagues avec des blocs rectangulaires ?</text:p>
          </table:table-cell>
          <table:table-cell office:value-type="string">
            <text:p>¿Alguna vez has intentado representar ondas con bloques rectangulares?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volcano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olcano</text:p>
          </table:table-cell>
          <table:table-cell office:value-type="string">
            <text:p>Вулкан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well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Well</text:p>
          </table:table-cell>
          <table:table-cell office:value-type="string">
            <text:p>Колодец</text:p>
          </table:table-cell>
          <table:table-cell office:value-type="string">
            <text:p>Brunnen</text:p>
          </table:table-cell>
          <table:table-cell office:value-type="string">
            <text:p>Puit</text:p>
          </table:table-cell>
          <table:table-cell office:value-type="string">
            <text:p>Poz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rectangular well with stairs at all sides</text:p>
          </table:table-cell>
          <table:table-cell table:style-name="ce5"/>
          <table:table-cell office:value-type="string">
            <text:p>Ein rechteckiger Brunnen mit Stufen auf allen Seiten.</text:p>
          </table:table-cell>
          <table:table-cell office:value-type="string">
            <text:p>Un puit rectangulaire avec des escaliers de chaque côté</text:p>
          </table:table-cell>
          <table:table-cell office:value-type="string">
            <text:p>Un pozo rectangular con escaleras por todos los lado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music\eastern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Eastern</text:p>
          </table:table-cell>
          <table:table-cell office:value-type="string">
            <text:p>Восточная</text:p>
          </table:table-cell>
          <table:table-cell office:value-type="string">
            <text:p>Östlich</text:p>
          </table:table-cell>
          <table:table-cell office:value-type="string">
            <text:p>Oriental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Eastern motives that make you feel true Mahjong spirit</text:p>
          </table:table-cell>
          <table:table-cell office:value-type="string">
            <text:p>Восточные мотивы, которые заставляют почувствовать настоящий дух Маджонга</text:p>
          </table:table-cell>
          <table:table-cell office:value-type="string">
            <text:p>Fernöstliche Klänge, die einen den wahren Geist von Mahjong spüren lassen</text:p>
          </table:table-cell>
          <table:table-cell office:value-type="string">
            <text:p>Motifs orientaux qui vous font ressentir le véritable esprit du Mahjong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The full list of tracks can be found in the music pack README file</text:p>
          </table:table-cell>
          <table:table-cell office:value-type="string">
            <text:p>Полный список трэков находится в файле README пакета музыки</text:p>
          </table:table-cell>
          <table:table-cell office:value-type="string">
            <text:p>Die komplette Liste der Tracks befinden sich in die Musik Ordner README-Datei</text:p>
          </table:table-cell>
          <table:table-cell office:value-type="string">
            <text:p>La liste complète des pistes se trouve dans le fichier README du pack de musique</text:p>
          </table:table-cell>
          <table:table-cell table:style-name="ce5"/>
        </table:table-row>
        <table:table-row table:style-name="ro1">
          <table:table-cell table:style-name="ce2" office:value-type="string">
            <text:p>#\music\modern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odern</text:p>
          </table:table-cell>
          <table:table-cell office:value-type="string">
            <text:p>Современная</text:p>
          </table:table-cell>
          <table:table-cell office:value-type="string">
            <text:p>Modern</text:p>
          </table:table-cell>
          <table:table-cell office:value-type="string">
            <text:p>Moderne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Modern sounds for the Next generation</text:p>
          </table:table-cell>
          <table:table-cell office:value-type="string">
            <text:p>Современные звуки для поколения Next</text:p>
          </table:table-cell>
          <table:table-cell office:value-type="string">
            <text:p>Moderne Sounds für die nächste Generation</text:p>
          </table:table-cell>
          <table:table-cell office:value-type="string">
            <text:p>Sons modernes pour la nouvelle génération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The full list of tracks can be found in the music pack README file</text:p>
          </table:table-cell>
          <table:table-cell office:value-type="string">
            <text:p>Полный список трэков находится в файле README пакета музыки</text:p>
          </table:table-cell>
          <table:table-cell office:value-type="string">
            <text:p>Die komplette Liste der Tracks befinden sich in die Musik Ordner README-Datei</text:p>
          </table:table-cell>
          <table:table-cell office:value-type="string">
            <text:p>La liste complète des pistes se trouve dans le fichier README du pack de musique</text:p>
          </table:table-cell>
          <table:table-cell table:style-name="ce5"/>
        </table:table-row>
        <table:table-row table:style-name="ro1">
          <table:table-cell table:style-name="ce2" office:value-type="string">
            <text:p>#\music\piano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iano</text:p>
          </table:table-cell>
          <table:table-cell office:value-type="string">
            <text:p>Пианино</text:p>
          </table:table-cell>
          <table:table-cell office:value-type="string">
            <text:p>Piano</text:p>
          </table:table-cell>
          <table:table-cell office:value-type="string">
            <text:p>Piano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Sweet melodic motives</text:p>
          </table:table-cell>
          <table:table-cell office:value-type="string">
            <text:p>Нежные мелодичные мотивы</text:p>
          </table:table-cell>
          <table:table-cell office:value-type="string">
            <text:p>Süße und melodische Klänge</text:p>
          </table:table-cell>
          <table:table-cell office:value-type="string">
            <text:p>Motifs mélodiques doux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The full list of tracks can be found in the music pack README file</text:p>
          </table:table-cell>
          <table:table-cell office:value-type="string">
            <text:p>Полный список трэков находится в файле README пакета музыки</text:p>
          </table:table-cell>
          <table:table-cell office:value-type="string">
            <text:p>Die komplette Liste der Tracks befinden sich in die Musik Ordner README-Datei</text:p>
          </table:table-cell>
          <table:table-cell office:value-type="string">
            <text:p>La liste complète des pistes se trouve dans le fichier README du pack de musique</text:p>
          </table:table-cell>
          <table:table-cell table:style-name="ce5"/>
        </table:table-row>
        <table:table-row table:style-name="ro1">
          <table:table-cell table:style-name="ce2" office:value-type="string">
            <text:p>#\restricted\layouts\bicyc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bicycle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A nice, but difficult, bicycle-looking layout. Will you be able to handle it?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bug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bug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Every programmer knows - bugs are everywhere. Even among the mahjong solitaire layouts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dog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dog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This layout should resemble a dog. Look from top if you want to see it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gea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gear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We have taken a lot from KDE Team's work. This is our way to say Thank you" to them."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phone booth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phone booth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A good place for a madman. Can you imagine it blue colored?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robot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robot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A nice looking, but hard to play, robot-looking layout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themes\eastern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Eastern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Another fine classical mahjong tileset. Based on licensed mahjong tile images from Sahua D (Fotolia.com)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themes\sport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Sport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This tileset is dedicated to various sports. Based on licensed images from Letizia (Fotolia.com)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scenes\Computer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Inside the computer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Our view of a digital world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scenes\Cube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ube</text:p>
          </table:table-cell>
          <table:table-cell office:value-type="string">
            <text:p>Куб</text:p>
          </table:table-cell>
          <table:table-cell office:value-type="string">
            <text:p>Würfel</text:p>
          </table:table-cell>
          <table:table-cell office:value-type="string">
            <text:p>Cube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Simple cube that was the only scene for Mahjong versions before 0.9</text:p>
          </table:table-cell>
          <table:table-cell office:value-type="string">
            <text:p>Простой куб, который был единственной сценой для версий Маджонга до 0.9</text:p>
          </table:table-cell>
          <table:table-cell office:value-type="string">
            <text:p>Einfacher Würfel, der die einzige Szene in Mahjong-Versionen vor 0.9 war</text:p>
          </table:table-cell>
          <table:table-cell office:value-type="string">
            <text:p>Simple cube qui était la seule scène pour les versions de Mahjong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office:value-type="string">
            <text:p>Команда Opensource Game Studio</text:p>
          </table:table-cell>
          <table:table-cell office:value-type="string">
            <text:p>Das Team von Open Source Game Studio</text:p>
          </table:table-cell>
          <table:table-cell office:value-type="string">
            <text:p>Equipe de Opensource Game Studio</text:p>
          </table:table-cell>
          <table:table-cell table:style-name="ce5"/>
        </table:table-row>
        <table:table-row table:style-name="ro1">
          <table:table-cell table:style-name="ce2" office:value-type="string">
            <text:p>#\scenes\Room lite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Room Lite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Lite version of chinese room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scenes\Room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Room</text:p>
          </table:table-cell>
          <table:table-cell office:value-type="string">
            <text:p>Комната</text:p>
          </table:table-cell>
          <table:table-cell office:value-type="string">
            <text:p>Raum</text:p>
          </table:table-cell>
          <table:table-cell office:value-type="string">
            <text:p>Pièce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hinese room with a table for Mahjong</text:p>
          </table:table-cell>
          <table:table-cell office:value-type="string">
            <text:p>Китайская комната со столом для Маджонга</text:p>
          </table:table-cell>
          <table:table-cell office:value-type="string">
            <text:p>Chinesischer Raum mit einem Tisch für Mahjong</text:p>
          </table:table-cell>
          <table:table-cell office:value-type="string">
            <text:p>Pièce chinoise avec une table de Mahjong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office:value-type="string">
            <text:p>Команда Opensource Game Studio</text:p>
          </table:table-cell>
          <table:table-cell office:value-type="string">
            <text:p>Das Team von Open Source Game Studio</text:p>
          </table:table-cell>
          <table:table-cell office:value-type="string">
            <text:p>Equipe de Opensource Game Studio</text:p>
          </table:table-cell>
          <table:table-cell table:style-name="ce5"/>
        </table:table-row>
        <table:table-row table:style-name="ro1">
          <table:table-cell table:style-name="ce2" office:value-type="string">
            <text:p>#\themes\Classic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lassic</text:p>
          </table:table-cell>
          <table:table-cell office:value-type="string">
            <text:p>Классическая</text:p>
          </table:table-cell>
          <table:table-cell office:value-type="string">
            <text:p>Klassisch</text:p>
          </table:table-cell>
          <table:table-cell office:value-type="string">
            <text:p>Classique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lassic theme known to all Mahjong players</text:p>
          </table:table-cell>
          <table:table-cell office:value-type="string">
            <text:p>Классическая тема, знакомая всем игрокам Маджонга</text:p>
          </table:table-cell>
          <table:table-cell office:value-type="string">
            <text:p>Klassisches Theme, welches allen Mahjong-Spielern bekannt ist</text:p>
          </table:table-cell>
          <table:table-cell office:value-type="string">
            <text:p>Thème classique connu de tous les joueurs de Mahjong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office:value-type="string">
            <text:p>Команда Opensource Game Studio</text:p>
          </table:table-cell>
          <table:table-cell office:value-type="string">
            <text:p>Das Team von Open Source Game Studio</text:p>
          </table:table-cell>
          <table:table-cell office:value-type="string">
            <text:p>Equipe de Opensource Game Studio</text:p>
          </table:table-cell>
          <table:table-cell table:style-name="ce5"/>
        </table:table-row>
        <table:table-row table:style-name="ro1">
          <table:table-cell table:style-name="ce2" office:value-type="string">
            <text:p>#\themes\Distros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istros</text:p>
          </table:table-cell>
          <table:table-cell office:value-type="string">
            <text:p>Дистрибутивы</text:p>
          </table:table-cell>
          <table:table-cell office:value-type="string">
            <text:p>Distributionen</text:p>
          </table:table-cell>
          <table:table-cell office:value-type="string">
            <text:p>Distros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arious open source distributions, Linux mostly</text:p>
          </table:table-cell>
          <table:table-cell office:value-type="string">
            <text:p>Разные открытые дистрибутивы, в основном Линукс</text:p>
          </table:table-cell>
          <table:table-cell office:value-type="string">
            <text:p>Verschiedene Open Source Distributionen, größtenteils Linux</text:p>
          </table:table-cell>
          <table:table-cell office:value-type="string">
            <text:p>Diverses distributions open source, principalement Linux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office:value-type="string">
            <text:p>Команда Opensource Game Studio</text:p>
          </table:table-cell>
          <table:table-cell office:value-type="string">
            <text:p>Das Team von Open Source Game Studio</text:p>
          </table:table-cell>
          <table:table-cell office:value-type="string">
            <text:p>Equipe de Opensource Game Studio</text:p>
          </table:table-cell>
          <table:table-cell table:style-name="ce5"/>
        </table:table-row>
        <table:table-row table:style-name="ro1">
          <table:table-cell table:style-name="ce2" office:value-type="string">
            <text:p>#\themes\Flowers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Flowers</text:p>
          </table:table-cell>
          <table:table-cell office:value-type="string">
            <text:p>Цветы</text:p>
          </table:table-cell>
          <table:table-cell office:value-type="string">
            <text:p>Blumen</text:p>
          </table:table-cell>
          <table:table-cell office:value-type="string">
            <text:p>Fleurs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he spring-inspired tileset. Original flower images were taken from: http://www.snap2objects.com</text:p>
          </table:table-cell>
          <table:table-cell office:value-type="string">
            <text:p>Весенняя тема. Изображения цветов взяты с сайта http://www.snap2objects.com</text:p>
          </table:table-cell>
          <table:table-cell office:value-type="string">
            <text:p>Die tileset von der Feder inspiriert. Blumen-Bilder wurden entnommen aus: http://www.snap2objects.com</text:p>
          </table:table-cell>
          <table:table-cell office:value-type="string">
            <text:p>Le tileset inspire par le printemps. Images de fleurs ont ete prises a partir de: http://www.snap2objects.com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office:value-type="string">
            <text:p>Команда Opensource Game Studio</text:p>
          </table:table-cell>
          <table:table-cell office:value-type="string">
            <text:p>Das Team von Open Source Game Studio</text:p>
          </table:table-cell>
          <table:table-cell office:value-type="string">
            <text:p>Equipe de Opensource Game Studio</text:p>
          </table:table-cell>
          <table:table-cell table:style-name="ce5"/>
        </table:table-row>
        <table:table-row table:style-name="ro1">
          <table:table-cell table:style-name="ce2" office:value-type="string">
            <text:p>#\themes\NeoClassic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Neo-Classic</text:p>
          </table:table-cell>
          <table:table-cell office:value-type="string">
            <text:p>Нео-Классика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his tileset utilizes the set of images from the famous Gnome Mahjongg tileset called Postmodern""</text:p>
          </table:table-cell>
          <table:table-cell office:value-type="string">
            <text:p>Этот тайлсет использует изображения фишек из известной темы для Gnome Mahjongg под названием Постмодерн""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</table:table>
      <table:named-expressions/>
      <table:database-ranges>
        <table:database-range table:name="__Anonymous_Sheet_DB__0" table:target-range-address="Лист1.A1:Лист1.G37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5T13:06:18.13</dc:date>
    <meta:generator>LibreOffice/3.5$Windows_x86 LibreOffice_project/165a79a-7059095-e13bb37-fef39a4-9503d18</meta:generator>
    <meta:editing-duration>P0D</meta:editing-duration>
    <meta:editing-cycles>1</meta:editing-cycles>
    <meta:document-statistic meta:table-count="1" meta:cell-count="1308" meta:object-count="0"/>
  </office:meta>
</office:document-meta>
</file>